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7a55" officeooo:paragraph-rsid="000c7a55"/>
    </style:style>
    <style:style style:name="T1" style:family="text">
      <style:text-properties officeooo:rsid="000c97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<text:span text:style-name="T1">worl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11:06:08.961397406</meta:creation-date>
    <dc:date>2021-07-22T11:15:24.106542020</dc:date>
    <meta:editing-duration>PT3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